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ill Sans MT" svg:font-family="'Gill Sans MT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25.77cm" fo:margin-left="-0.229cm" fo:margin-top="0cm" fo:margin-bottom="0cm" table:align="left" style:writing-mode="lr-tb"/>
    </style:style>
    <style:style style:name="Tableau1.A" style:family="table-column">
      <style:table-column-properties style:column-width="5.156cm"/>
    </style:style>
    <style:style style:name="Tableau1.B" style:family="table-column">
      <style:table-column-properties style:column-width="5.151cm"/>
    </style:style>
    <style:style style:name="Tableau1.C" style:family="table-column">
      <style:table-column-properties style:column-width="2.584cm"/>
    </style:style>
    <style:style style:name="Tableau1.D" style:family="table-column">
      <style:table-column-properties style:column-width="4.016cm"/>
    </style:style>
    <style:style style:name="Tableau1.E" style:family="table-column">
      <style:table-column-properties style:column-width="5.001cm"/>
    </style:style>
    <style:style style:name="Tableau1.F" style:family="table-column">
      <style:table-column-properties style:column-width="3.863cm"/>
    </style:style>
    <style:style style:name="Tableau1.1" style:family="table-row">
      <style:table-row-properties style:min-row-height="5.48cm" fo:keep-together="auto"/>
    </style:style>
    <style:style style:name="Tableau1.A1" style:family="table-cell">
      <style:table-cell-properties fo:background-color="#ffffff" fo:padding-left="0.229cm" fo:padding-right="0.203cm" fo:padding-top="0cm" fo:padding-bottom="0cm" fo:border="1.5pt solid #00000a">
        <style:background-image/>
      </style:table-cell-properties>
    </style:style>
    <style:style style:name="Tableau1.2" style:family="table-row">
      <style:table-row-properties style:min-row-height="6.181cm" fo:keep-together="auto"/>
    </style:style>
    <style:style style:name="P1" style:family="paragraph" style:parent-style-name="Standard">
      <style:text-properties fo:color="#3d567a" style:font-name="Gill Sans M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officeooo:rsid="001a6b7a" officeooo:paragraph-rsid="001a6b7a"/>
    </style:style>
    <style:style style:name="P4" style:family="paragraph" style:parent-style-name="Standard">
      <style:paragraph-properties>
        <style:tab-stops>
          <style:tab-stop style:position="12.7cm" style:type="center"/>
          <style:tab-stop style:position="22.433cm"/>
        </style:tab-stops>
      </style:paragraph-properties>
      <style:text-properties fo:color="#ffffff" style:font-name="Gill Sans MT" fo:font-size="18pt" style:font-size-asian="18pt" style:font-size-complex="18pt"/>
    </style:style>
    <style:style style:name="P5" style:family="paragraph" style:parent-style-name="Standard">
      <style:text-properties fo:color="#3d567a" style:font-name="Gill Sans MT" fo:language="fr" fo:country="FR" fo:font-style="italic" style:font-style-asian="italic"/>
    </style:style>
    <style:style style:name="P6" style:family="paragraph" style:parent-style-name="Standard">
      <style:text-properties fo:color="#3d567a" style:font-name="Gill Sans MT" fo:font-size="8pt" fo:language="fr" fo:country="FR" style:font-size-asian="8pt" style:font-size-complex="8pt"/>
    </style:style>
    <style:style style:name="P7" style:family="paragraph" style:parent-style-name="Standard">
      <style:text-properties fo:color="#3d567a" style:font-name="Gill Sans MT" fo:font-size="10pt" fo:language="fr" fo:country="FR" fo:font-weight="bold" officeooo:rsid="001a6b7a" officeooo:paragraph-rsid="001a6b7a" style:font-size-asian="10pt" style:font-weight-asian="bold" style:font-size-complex="10pt" style:font-weight-complex="bold"/>
    </style:style>
    <style:style style:name="P8" style:family="paragraph" style:parent-style-name="List_20_Paragraph" style:list-style-name="WWNum1">
      <style:paragraph-properties fo:margin-left="0.635cm" fo:margin-right="0cm" fo:text-indent="-0.635cm" style:auto-text-indent="false"/>
      <style:text-properties fo:font-size="10pt" officeooo:rsid="001b099f" officeooo:paragraph-rsid="001bda17" style:font-size-asian="10pt" style:font-size-complex="10pt"/>
    </style:style>
    <style:style style:name="P9" style:family="paragraph" style:parent-style-name="List_20_Paragraph" style:list-style-name="WWNum1">
      <style:paragraph-properties fo:margin-left="0.635cm" fo:margin-right="0cm" fo:text-indent="-0.635cm" style:auto-text-indent="false"/>
      <style:text-properties fo:font-size="10pt" officeooo:rsid="001a6b7a" officeooo:paragraph-rsid="001a6b7a" style:font-size-asian="8.75pt" style:font-size-complex="10pt"/>
    </style:style>
    <style:style style:name="P10" style:family="paragraph" style:parent-style-name="List_20_Paragraph" style:list-style-name="WWNum1">
      <style:paragraph-properties fo:margin-left="0.635cm" fo:margin-right="0cm" fo:text-indent="-0.635cm" style:auto-text-indent="false"/>
      <style:text-properties fo:font-size="10pt" officeooo:rsid="001a6b7a" officeooo:paragraph-rsid="001bda17" style:font-size-asian="8.75pt" style:font-size-complex="10pt"/>
    </style:style>
    <style:style style:name="P11" style:family="paragraph" style:parent-style-name="List_20_Paragraph" style:list-style-name="WWNum1">
      <style:paragraph-properties fo:margin-left="0.635cm" fo:margin-right="0cm" fo:text-indent="-0.635cm" style:auto-text-indent="false"/>
      <style:text-properties fo:font-size="10pt" officeooo:rsid="001bda17" officeooo:paragraph-rsid="001bda17" style:font-size-asian="8.75pt" style:font-size-complex="10pt"/>
    </style:style>
    <style:style style:name="P12" style:family="paragraph" style:parent-style-name="List_20_Paragraph" style:list-style-name="WWNum1">
      <style:paragraph-properties fo:margin-left="0.635cm" fo:margin-right="0cm" fo:text-indent="-0.635cm" style:auto-text-indent="false"/>
      <style:text-properties fo:font-size="10pt" officeooo:rsid="001b099f" officeooo:paragraph-rsid="001b099f" style:font-size-asian="8.75pt" style:font-size-complex="10pt"/>
    </style:style>
    <style:style style:name="P13" style:family="paragraph" style:parent-style-name="List_20_Paragraph" style:list-style-name="WWNum1">
      <style:paragraph-properties fo:margin-left="0.635cm" fo:margin-right="0cm" fo:text-indent="-0.635cm" style:auto-text-indent="false"/>
      <style:text-properties fo:font-size="10pt" officeooo:rsid="001d8687" officeooo:paragraph-rsid="001d8687" style:font-size-asian="8.75pt" style:font-size-complex="10pt"/>
    </style:style>
    <style:style style:name="P14" style:family="paragraph" style:parent-style-name="List_20_Paragraph" style:list-style-name="WWNum1">
      <style:paragraph-properties fo:margin-left="0.635cm" fo:margin-right="0cm" fo:text-indent="-0.635cm" style:auto-text-indent="false"/>
      <style:text-properties fo:font-size="10pt" fo:font-weight="bold" officeooo:rsid="001bda17" officeooo:paragraph-rsid="001bda17" style:font-size-asian="10pt" style:font-weight-asian="bold" style:font-size-complex="10pt" style:font-weight-complex="bold"/>
    </style:style>
    <style:style style:name="P15" style:family="paragraph" style:parent-style-name="List_20_Paragraph" style:list-style-name="WWNum1">
      <style:paragraph-properties fo:margin-left="0.635cm" fo:margin-right="0cm" fo:text-indent="-0.635cm" style:auto-text-indent="false"/>
      <style:text-properties fo:color="#3d567a" style:font-name="Gill Sans MT" fo:font-size="10pt" fo:language="fr" fo:country="FR" officeooo:rsid="001a6b7a" officeooo:paragraph-rsid="001a6b7a" style:font-size-asian="10pt" style:font-size-complex="10pt"/>
    </style:style>
    <style:style style:name="P16" style:family="paragraph" style:parent-style-name="List_20_Paragraph" style:list-style-name="WWNum1">
      <style:paragraph-properties fo:margin-left="0.635cm" fo:margin-right="0cm" fo:text-indent="-0.635cm" style:auto-text-indent="false"/>
      <style:text-properties fo:color="#3d567a" style:font-name="Gill Sans MT" fo:font-size="10pt" fo:language="fr" fo:country="FR" fo:font-weight="normal" officeooo:rsid="001b099f" officeooo:paragraph-rsid="001a6b7a" style:font-size-asian="8.75pt" style:font-weight-asian="normal" style:font-size-complex="10pt" style:font-weight-complex="normal"/>
    </style:style>
    <style:style style:name="P17" style:family="paragraph" style:parent-style-name="List_20_Paragraph" style:list-style-name="WWNum1">
      <style:paragraph-properties fo:margin-left="0.635cm" fo:margin-right="0cm" fo:text-indent="-0.635cm" style:auto-text-indent="false"/>
      <style:text-properties fo:color="#3d567a" style:font-name="Gill Sans MT" fo:font-size="10pt" fo:language="fr" fo:country="FR" officeooo:rsid="001b099f" officeooo:paragraph-rsid="001b099f" style:font-size-asian="8.75pt" style:font-size-complex="10pt"/>
    </style:style>
    <style:style style:name="P18" style:family="paragraph" style:parent-style-name="List_20_Paragraph" style:list-style-name="WWNum1">
      <style:paragraph-properties fo:margin-left="0.635cm" fo:margin-right="0cm" fo:text-indent="-0.635cm" style:auto-text-indent="false"/>
      <style:text-properties fo:color="#3d567a" style:font-name="Gill Sans MT" fo:font-size="10pt" fo:language="fr" fo:country="FR" officeooo:rsid="001bda17" officeooo:paragraph-rsid="001bda17" style:font-size-asian="8.75pt" style:font-size-complex="10pt"/>
    </style:style>
    <style:style style:name="P19" style:family="paragraph" style:parent-style-name="List_20_Paragraph" style:list-style-name="WWNum1">
      <style:paragraph-properties fo:margin-left="0.635cm" fo:margin-right="0cm" fo:text-indent="-0.635cm" style:auto-text-indent="false"/>
      <style:text-properties fo:color="#3d567a" style:font-name="Gill Sans MT" fo:font-size="10pt" fo:language="fr" fo:country="FR" officeooo:rsid="001ea080" officeooo:paragraph-rsid="001ea080" style:font-size-asian="8.75pt" style:font-size-complex="10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color="#3d567a" style:font-name="Gill Sans MT" fo:font-size="10pt" fo:language="fr" fo:country="FR" fo:font-weight="bold" officeooo:rsid="001a6b7a" officeooo:paragraph-rsid="001a6b7a" style:font-size-asian="10pt" style:font-weight-asian="bold" style:font-size-complex="10pt" style:font-weight-complex="bold"/>
    </style:style>
    <style:style style:name="P21" style:family="paragraph" style:parent-style-name="List_20_Paragraph" style:list-style-name="WWNum1">
      <style:paragraph-properties fo:margin-left="0cm" fo:margin-right="0cm" fo:text-indent="0cm" style:auto-text-indent="false"/>
      <style:text-properties fo:color="#3d567a" style:font-name="Gill Sans MT" fo:font-size="10pt" fo:language="fr" fo:country="FR" fo:font-weight="normal" officeooo:rsid="001a6b7a" officeooo:paragraph-rsid="001a6b7a" style:font-size-asian="8.75pt" style:font-weight-asian="normal" style:font-size-complex="10pt" style:font-weight-complex="normal"/>
    </style:style>
    <style:style style:name="P22" style:family="paragraph" style:parent-style-name="HTML_20_Bottom_20_of_20_Form">
      <style:text-properties fo:color="#3d567a"/>
    </style:style>
    <style:style style:name="P23" style:family="paragraph" style:parent-style-name="HTML_20_Top_20_of_20_Form" style:master-page-name="Standard">
      <style:paragraph-properties style:page-number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</style:tab-stops>
      </style:paragraph-properties>
      <style:text-properties fo:color="#ffffff"/>
    </style:style>
    <style:style style:name="P24" style:family="paragraph" style:parent-style-name="HTML_20_Top_20_of_20_Form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</style:tab-stops>
      </style:paragraph-properties>
      <style:text-properties fo:color="#3d567a"/>
    </style:style>
    <style:style style:name="P25" style:family="paragraph" style:parent-style-name="Frame_20_contents">
      <style:text-properties style:font-name="Gill Sans MT" fo:font-size="10pt" fo:font-style="italic" style:font-size-asian="10pt" style:font-style-asian="italic" style:font-size-complex="10pt"/>
    </style:style>
    <style:style style:name="T1" style:family="text">
      <style:text-properties fo:color="#0000ff" fo:font-size="9pt" style:font-size-asian="9pt" style:font-size-complex="9pt"/>
    </style:style>
    <style:style style:name="T2" style:family="text">
      <style:text-properties fo:color="#ffffff" fo:font-size="9pt" style:font-size-asian="9pt" style:font-size-complex="9pt"/>
    </style:style>
    <style:style style:name="T3" style:family="text">
      <style:text-properties fo:color="#3d567a" style:font-name="Gill Sans MT" fo:language="fr" fo:country="FR"/>
    </style:style>
    <style:style style:name="T4" style:family="text">
      <style:text-properties fo:color="#3d567a" style:font-name="Gill Sans MT" fo:language="fr" fo:country="FR" fo:font-weight="bold" style:font-weight-asian="bold" style:font-weight-complex="bold"/>
    </style:style>
    <style:style style:name="T5" style:family="text">
      <style:text-properties fo:color="#3d567a" style:font-name="Gill Sans MT" fo:language="fr" fo:country="FR" fo:font-weight="bold" officeooo:rsid="001b099f" style:font-weight-asian="bold" style:font-weight-complex="bold"/>
    </style:style>
    <style:style style:name="T6" style:family="text">
      <style:text-properties fo:color="#3d567a" style:font-name="Gill Sans MT" fo:language="fr" fo:country="FR" fo:font-weight="normal" style:font-weight-asian="normal" style:font-weight-complex="normal"/>
    </style:style>
    <style:style style:name="T7" style:family="text">
      <style:text-properties fo:color="#3d567a" style:font-name="Gill Sans MT" fo:language="fr" fo:country="FR" fo:font-weight="normal" officeooo:rsid="001b099f" style:font-weight-asian="normal" style:font-weight-complex="normal"/>
    </style:style>
    <style:style style:name="T8" style:family="text">
      <style:text-properties fo:color="#3d567a" style:font-name="Gill Sans MT" fo:language="fr" fo:country="FR" officeooo:rsid="001bda17"/>
    </style:style>
    <style:style style:name="T9" style:family="text">
      <style:text-properties fo:color="#3d567a" style:font-name="Gill Sans MT" fo:font-size="8pt" fo:language="fr" fo:country="FR" fo:font-weight="bold" style:font-size-asian="8pt" style:font-weight-asian="bold" style:font-size-complex="8pt" style:font-weight-complex="bold"/>
    </style:style>
    <style:style style:name="T10" style:family="text">
      <style:text-properties fo:color="#3d567a" style:font-name="Gill Sans MT" fo:font-size="8pt" fo:language="fr" fo:country="FR" fo:font-weight="bold" officeooo:rsid="001b099f" style:font-size-asian="8pt" style:font-weight-asian="bold" style:font-size-complex="8pt" style:font-weight-complex="bold"/>
    </style:style>
    <style:style style:name="T11" style:family="text">
      <style:text-properties fo:color="#3d567a" style:font-name="Gill Sans MT" fo:font-size="8pt" fo:language="fr" fo:country="FR" fo:font-weight="normal" style:font-size-asian="8pt" style:font-weight-asian="normal" style:font-size-complex="8pt" style:font-weight-complex="normal"/>
    </style:style>
    <style:style style:name="T12" style:family="text">
      <style:text-properties fo:color="#3d567a" style:font-name="Gill Sans MT" fo:font-size="8pt" fo:language="fr" fo:country="FR" fo:font-weight="normal" officeooo:rsid="001b099f" style:font-size-asian="8pt" style:font-weight-asian="normal" style:font-size-complex="8pt" style:font-weight-complex="normal"/>
    </style:style>
    <style:style style:name="T13" style:family="text">
      <style:text-properties fo:color="#3d567a" style:font-name="Gill Sans MT" fo:font-size="8pt" fo:language="fr" fo:country="FR" fo:font-weight="normal" officeooo:rsid="001d8687" style:font-size-asian="8pt" style:font-weight-asian="normal" style:font-size-complex="8pt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fo:background-color="#ffffff" style:background-transparency="0%" draw:fill="solid" fo:padding-left="0.254cm" fo:padding-right="0.254cm" fo:padding-top="0cm" fo:padding-bottom="0.127cm" fo:border="0.99pt solid #000000" draw:textarea-vertical-align="top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Text Box 19" text:anchor-type="paragraph" svg:x="-0.018cm" svg:y="-0.476cm" svg:width="7.303cm" svg:height="1.27cm" draw:z-index="1"><draw:text-box><text:p text:style-name="P25">Nom de l’entreprise :</text:p><text:p text:style-name="Frame_20_contents"/></draw:text-box></draw:frame><draw:frame draw:style-name="fr1" draw:name="Text Box 18" text:anchor-type="paragraph" svg:x="21.678cm" svg:y="-0.476cm" svg:width="3.81cm" svg:height="1.27cm" draw:z-index="0"><draw:text-box><text:p text:style-name="P25">Date:</text:p><text:p text:style-name="Frame_20_contents"/></draw:text-box></draw:frame><text:tab/><text:tab/>Top of Form</text:p>
      <text:p text:style-name="P4">Business Model Canvas<text:tab/><text:tab/></text:p>
      <text:p text:style-name="P22">Bottom of Form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5">Partenaires clés</text:p>
            <text:p text:style-name="P6">Qui sont vos partenaires clés ?</text:p>
            <text:p text:style-name="P6">Qui sont vos fournisseurs clés ?</text:p>
            <text:p text:style-name="P6">Quelles sont les ressources clés que vos partenaires proposent ?</text:p>
            <text:p text:style-name="P6">Quelles sont les ressources dans lesquelles vos partenaires excellent ?</text:p>
            <text:p text:style-name="P2"/>
            <text:p text:style-name="P7">Partenaires</text:p>
            <text:list xml:id="list3520390857569878043" text:style-name="WWNum1">
              <text:list-item>
                <text:p text:style-name="P15"><text:bookmark text:name="_GoBack"/>BGE, Pleine image, entreprise d'aide aux porteurs de projets…</text:p>
              </text:list-item>
              <text:list-item>
                <text:p text:style-name="P15">Association aides jeunes-entrepreneurs.</text:p>
              </text:list-item>
            </text:list>
            <text:p text:style-name="P3"/>
            <text:p text:style-name="P20">Fournisseurs</text:p>
            <text:list xml:id="list110003086036484" text:continue-numbering="true" text:style-name="WWNum1">
              <text:list-item>
                <text:p text:style-name="P15"/>
              </text:list-item>
            </text:list>
          </table:table-cell>
          <table:table-cell table:style-name="Tableau1.A1" office:value-type="string">
            <text:p text:style-name="P5">Activités clés</text:p>
            <text:p text:style-name="P6">Quelles sont les activités clés nécessaires pour produire l’offre ? (logistique, marketing, production…)</text:p>
            <text:p text:style-name="P6">Quel lien avec les canaux de distribution ?</text:p>
            <text:p text:style-name="P6">Quel lien avec la relation client ?</text:p>
            <text:p text:style-name="P6">Quel coût, et pour quelles sources de revenus ?</text:p>
            <text:list xml:id="list110004400937993" text:continue-numbering="true" text:style-name="WWNum1">
              <text:list-item>
                <text:p text:style-name="P9"><text:span text:style-name="T4">Production : réaliser</text:span><text:span text:style-name="T6"> le produit</text:span><text:span text:style-name="T4">.</text:span></text:p>
              </text:list-item>
              <text:list-item>
                <text:p text:style-name="P9"><text:span text:style-name="T4">Communication : </text:span><text:span text:style-name="T6">faire connaître ce nouveau produit.</text:span></text:p>
              </text:list-item>
              <text:list-item>
                <text:p text:style-name="P11"><text:span text:style-name="T4">Informatique </text:span><text:span text:style-name="T6">: gérer le site internet.</text:span></text:p>
                <text:p text:style-name="P21"/>
              </text:list-item>
              <text:list-item>
                <text:p text:style-name="P9"><text:span text:style-name="T5">C</text:span><text:span text:style-name="T4">anaux de distribution</text:span><text:span text:style-name="T6"> : </text:span><text:span text:style-name="T7">Sous notre propre enseigne au-travers l'outil internet.</text:span></text:p>
                <text:p text:style-name="P16"/>
              </text:list-item>
              <text:list-item>
                <text:p text:style-name="P12"><text:span text:style-name="T4">Relation client</text:span><text:span text:style-name="T6"> : service après vente, relation de confiance avec matériel de qualité. On va chercher à fidéliser la clientèle.</text:span>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5">Offre (proposition de valeur)</text:p>
            <text:p text:style-name="P6">Quelle proposition de valeur pour les clients ?</text:p>
            <text:p text:style-name="P6">Quelles solutions concrètes l’offre apporte-t-elle aux clients ?</text:p>
            <text:p text:style-name="P6">Quelles solutions l’offre apporte-t-elle à chacun des segments de clientèle ?</text:p>
            <text:p text:style-name="P6">Quelle réponse l’offre apporte-t-elle aux besoins concrets des clients ?</text:p>
            <text:list xml:id="list110003191563826" text:continue-numbering="true" text:style-name="WWNum1">
              <text:list-item>
                <text:p text:style-name="P17">On propose un service afin de répondre à un besoin issu de l'évolution technologique constante. En effet la clientèle cherche de la nouveauté, des performances(accès de toutes mes applications par mon bracelet).</text:p>
              </text:list-item>
              <text:list-item>
                <text:p text:style-name="P12"><text:span text:style-name="T3">On répond également au besoin du client d'être constamment connecté avec son </text:span><text:span text:style-name="T8">téléphone</text:span><text:span text:style-name="T3"> à porté de main. </text:span></text:p>
              </text:list-item>
              <text:list-item>
                <text:p text:style-name="P17">On offre également une utilisation plus sûr de son téléphone en lieu public car plus de nécessite de sortir le dit-téléphone pour avoir accès à toutes les fonctionnalités.</text:p>
              </text:list-item>
            </text:list>
          </table:table-cell>
          <table:covered-table-cell/>
          <table:table-cell table:style-name="Tableau1.A1" office:value-type="string">
            <text:p text:style-name="P5">Relation client</text:p>
            <text:p text:style-name="P6">Quel type de relation chaque segment de clientèle attend-il de l’entreprise ?</text:p>
            <text:p text:style-name="P6">Lister les types de relations client.</text:p>
            <text:p text:style-name="P6">Comment la relation client s’intègre-t-elle au reste du modèle économique ?</text:p>
            <text:p text:style-name="P6">Quel en est le coût ?</text:p>
            <text:list xml:id="list110003023726118" text:continue-numbering="true" text:style-name="WWNum1">
              <text:list-item>
                <text:p text:style-name="P8"><text:span text:style-name="T4">service après vente</text:span><text:span text:style-name="T6">, relation de confiance avec matériel de qualité. On va chercher à fidéliser la clientèle.</text:span></text:p>
              </text:list-item>
              <text:list-item>
                <text:p text:style-name="P14"><text:span text:style-name="T3">Assistance personnelle, </text:span><text:span text:style-name="T6">en ligne pour répondre aux questions clientes.</text:span></text:p>
              </text:list-item>
            </text:list>
          </table:table-cell>
          <table:table-cell table:style-name="Tableau1.A1" table:number-rows-spanned="2" office:value-type="string">
            <text:p text:style-name="P5">Segments de clientèle</text:p>
            <text:p text:style-name="P6">Quels sont les segments de clientèle cibles ?</text:p>
            <text:p text:style-name="P6">Pour qui crée-t-on de la valeur ?</text:p>
            <text:list xml:id="list110002843668281" text:continue-numbering="true" text:style-name="WWNum1">
              <text:list-item>
                <text:p text:style-name="P18">Marché des particuliers et des entreprises.</text:p>
              </text:list-item>
              <text:list-item>
                <text:p text:style-name="P18">Marché de niche, petit segment de marché car on propose un produit innocent.</text:p>
              </text:list-item>
            </text:list>
          </table:table-cell>
        </table:table-row>
        <table:table-row table:style-name="Tableau1.2">
          <table:covered-table-cell/>
          <table:table-cell table:style-name="Tableau1.A1" office:value-type="string">
            <text:p text:style-name="P5">Ressources clés</text:p>
            <text:p text:style-name="P6">Quelles ressources clés la production de l’offre requiert-elle ?</text:p>
            <text:p text:style-name="P6">Quelles ressources sont nécessaires en fonction des canaux de distribution choisis, et du type de relation client visé ?</text:p>
            <text:list xml:id="list110003632285231" text:continue-numbering="true" text:style-name="WWNum1">
              <text:list-item>
                <text:p text:style-name="P11"><text:span text:style-name="T4">Ressource matériel,</text:span><text:span text:style-name="T3"> pour la production de nos produits.</text:span></text:p>
              </text:list-item>
              <text:list-item>
                <text:p text:style-name="P11"><text:span text:style-name="T4">Ressource informatique</text:span><text:span text:style-name="T3">, pour diffusion du produit/ventes.</text:span></text:p>
              </text:list-item>
              <text:list-item>
                <text:p text:style-name="P11"><text:span text:style-name="T4">Ressource clientèle,</text:span><text:span text:style-name="T3"> pour le service après-ventes et le suivit de la clientèle.</text:span></text:p>
              </text:list-item>
            </text:list>
          </table:table-cell>
          <table:covered-table-cell/>
          <table:covered-table-cell/>
          <table:table-cell table:style-name="Tableau1.A1" office:value-type="string">
            <text:p text:style-name="P5">Canaux de distribution</text:p>
            <text:p text:style-name="P6">A travers quels canaux de distribution souhaite-t-on atteindre les différents segments de clientèle ?</text:p>
            <text:p text:style-name="P6">Comment les différents canaux s’intègrent-ils ?</text:p>
            <text:p text:style-name="P6">Quel est le canal privilégié ?</text:p>
            <text:p text:style-name="P6">Quels sont les canaux les plus adaptés aux habitudes des clients ?</text:p>
            <text:list xml:id="list110003877350306" text:continue-numbering="true" text:style-name="WWNum1">
              <text:list-item>
                <text:p text:style-name="P10"><text:span text:style-name="T10">C</text:span><text:span text:style-name="T9">anaux de distribution</text:span><text:span text:style-name="T11"> : </text:span><text:span text:style-name="T12">Sous notre propre enseigne au-travers l'outil internet.</text:span></text:p>
              </text:list-item>
              <text:list-item>
                <text:p text:style-name="P11"><text:span text:style-name="T12">L</text:span><text:span text:style-name="T11">e canaux internet répond à une demande du marché avec de plus en plus d</text:span><text:span text:style-name="T13">'achat effectué en ligne.</text:span></text:p>
              </text:list-item>
            </text:list>
          </table:table-cell>
          <table:covered-table-cell/>
        </table:table-row>
        <table:table-row table:style-name="Tableau1.1">
          <table:table-cell table:style-name="Tableau1.A1" table:number-columns-spanned="3" office:value-type="string">
            <text:p text:style-name="P5">Structure des coûts</text:p>
            <text:p text:style-name="P6">Quels sont les coûts (dépenses) les plus importants générés par le modèle économique ?</text:p>
            <text:p text:style-name="P6">Quelles ressources-clés sont les plus coûteuses ?</text:p>
            <text:p text:style-name="P6">Quelles sont les activités clés les plus coûteuses ?</text:p>
            <text:list xml:id="list110003248898594" text:continue-numbering="true" text:style-name="WWNum1">
              <text:list-item>
                <text:p text:style-name="P13"><text:span text:style-name="T3">C</text:span><text:span text:style-name="T4">oûts les plus importants</text:span><text:span text:style-name="T3"> : production du bracelet, maintenance du site, communication, service client.</text:span></text:p>
              </text:list-item>
            </text:list>
          </table:table-cell>
          <table:covered-table-cell/>
          <table:covered-table-cell/>
          <table:table-cell table:style-name="Tableau1.A1" table:number-columns-spanned="3" office:value-type="string">
            <text:p text:style-name="P5">Sources de revenus</text:p>
            <text:p text:style-name="P6">Pour quelle proposition de valeur les consommateurs sont-ils prêts à payer ? Combien sont-ils prêts à payer ?</text:p>
            <text:p text:style-name="P6">Quel est le mode de paiement préféré des consommateurs ?</text:p>
            <text:p text:style-name="P6">Quelle est la part de chaque source de revenus sur le total des revenus ?</text:p>
            <text:list xml:id="list110004116642339" text:continue-numbering="true" text:style-name="WWNum1">
              <text:list-item>
                <text:p text:style-name="P19">Prix : voir résultat du sondage.</text:p>
              </text:list-item>
            </text:list>
          </table:table-cell>
          <table:covered-table-cell/>
          <table:covered-table-cell/>
        </table:table-row>
      </table:table>
      <text:p text:style-name="P24"><text:tab/><text:tab/>Top of Fo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ill Sans MT" svg:font-family="'Gill Sans MT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HTML_20_Top_20_of_20_Form" style:display-name="HTML Top of Form" style:family="paragraph" style:parent-style-name="Standard" style:next-style-name="Standard" style:default-outline-level="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z-Bas_20_du_20_formulaire_20_Car" style:display-name="z-Bas du formulaire Car" style:family="text" style:parent-style-name="Default_20_Paragraph_20_Fon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z-Haut_20_du_20_formulaire_20_Car" style:display-name="z-Haut du formulaire Car" style:family="text" style:parent-style-name="Default_20_Paragraph_20_Fon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ff" fo:font-size="9pt" style:font-size-asian="9pt" style:font-size-complex="9pt"/>
    </style:style>
    <style:style style:name="MT2" style:family="text">
      <style:text-properties fo:color="#ffffff" fo:font-size="9pt" style:font-size-asian="9pt" style:font-size-complex="9pt"/>
    </style:style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fo:background-color="#bd2276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a xlink:type="simple" xlink:href="http://www.lescahiersdelinnovation.com/" text:style-name="Internet_20_link" text:visited-style-name="Visited_20_Internet_20_Link"><text:span text:style-name="MT1">www.lescahiersdelinnovation.com</text:span></text:a><text:span text:style-name="MT2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2012 Bplan Executive Committee</meta:initial-creator>
    <dc:description>Source: www.businessmodelgeneration.com</dc:description>
    <dc:creator>Maite DELECAUT</dc:creator>
    <meta:editing-cycles>5</meta:editing-cycles>
    <meta:creation-date>2017-01-19T20:28:00</meta:creation-date>
    <dc:date>2017-01-27T11:00:02.339784061</dc:date>
    <meta:editing-duration>PT13M11S</meta:editing-duration>
    <meta:generator>LibreOffice/4.3.3.2$Linux_X86_64 LibreOffice_project/430m0$Build-2</meta:generator>
    <meta:document-statistic meta:table-count="1" meta:image-count="0" meta:object-count="0" meta:page-count="2" meta:paragraph-count="69" meta:word-count="612" meta:character-count="3841" meta:non-whitespace-character-count="3315"/>
    <meta:user-defined meta:name="AppVersion">15.0000</meta:user-defined>
    <meta:user-defined meta:name="Company">University of California - Berkele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